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 style:list-style-name="L6"/>
    <style:style style:name="P2" style:family="paragraph" style:parent-style-name="Text_20_body" style:list-style-name="L7"/>
    <style:style style:name="P3" style:family="paragraph" style:parent-style-name="Text_20_body" style:list-style-name="L8"/>
    <style:style style:name="P4" style:family="paragraph" style:parent-style-name="Text_20_body" style:list-style-name="L9"/>
    <style:style style:name="P5" style:family="paragraph" style:parent-style-name="Text_20_body" style:list-style-name="L10"/>
    <style:style style:name="P6" style:family="paragraph" style:parent-style-name="Text_20_body" style:list-style-name="L6">
      <style:paragraph-properties fo:margin-top="0in" fo:margin-bottom="0in" loext:contextual-spacing="false"/>
    </style:style>
    <style:style style:name="P7" style:family="paragraph" style:parent-style-name="Text_20_body" style:list-style-name="L7">
      <style:paragraph-properties fo:margin-top="0in" fo:margin-bottom="0in" loext:contextual-spacing="false"/>
    </style:style>
    <style:style style:name="P8" style:family="paragraph" style:parent-style-name="Text_20_body" style:list-style-name="L8">
      <style:paragraph-properties fo:margin-top="0in" fo:margin-bottom="0in" loext:contextual-spacing="false"/>
    </style:style>
    <style:style style:name="P9" style:family="paragraph" style:parent-style-name="Text_20_body" style:list-style-name="L9">
      <style:paragraph-properties fo:margin-top="0in" fo:margin-bottom="0in" loext:contextual-spacing="false"/>
    </style:style>
    <style:style style:name="P10" style:family="paragraph" style:parent-style-name="Text_20_body" style:list-style-name="L10">
      <style:paragraph-properties fo:margin-top="0in" fo:margin-bottom="0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Ce projet est basé sur l'exercice 2 du TP7. </text:p>
      <text:h text:style-name="Heading_20_1" text:outline-level="1"><text:bookmark text:name="le_projet"/>Le projet</text:h>
      <text:p text:style-name="Text_20_body">Le projet sera constitué de 2 script, le premier va créer une arborescence, et le second va déplacer cette arborescence. </text:p>
      <text:h text:style-name="Heading_20_1" text:outline-level="1"><text:bookmark text:name="premier_script"/>Premier script</text:h>
      <text:p text:style-name="Text_20_body">En vous basant sur les éléments de l'exercice 2, créez un script qui génèrera une arborescence de répertoires dans le répertoire /tmp/ARBO. L'arborescence contiendra : </text:p>
      <text:list xml:id="list2491033296" text:style-name="L6">
        <text:list-item>
          <text:p text:style-name="P6">un premier étage, entre 5 et 10 répertoires, contenant chacun : </text:p>
        </text:list-item>
        <text:list-item>
          <text:p text:style-name="P6">entre 15 et 25 fichiers (voir plus loin)</text:p>
        </text:list-item>
        <text:list-item>
          <text:p text:style-name="P6">1 à 5 répertoires qui contiendront chacun : </text:p>
          <text:list>
            <text:list-item>
              <text:p text:style-name="P6">entre 15 et 25 fichiers (voir plus loin)</text:p>
            </text:list-item>
            <text:list-item>
              <text:p text:style-name="P6">5 à 10 répertoires qui contiendront chacun :</text:p>
              <text:list>
                <text:list-item>
                  <text:p text:style-name="P1">entre 15 et 25 fichiers (voir en dessous)</text:p>
                </text:list-item>
              </text:list>
            </text:list-item>
          </text:list>
        </text:list-item>
      </text:list>
      <text:p text:style-name="Text_20_body">Les répertoires auront pour seule caractéristique un nom compris entre 4 et 6 caractères (lettres minuscules entre a et z, au hasard). </text:p>
      <text:p text:style-name="Text_20_body">Les fichiers auront comme caractéristique : </text:p>
      <text:list xml:id="list3071796200" text:style-name="L7">
        <text:list-item>
          <text:p text:style-name="P7">une taille nulle (il suffira de faire touch)</text:p>
        </text:list-item>
        <text:list-item>
          <text:p text:style-name="P7">un nom entre 6 et 8 caractères, contenant des lettres entre a et z, en minuscule, des nombres, et des caractères - (tiret) ou _ (underscore)</text:p>
        </text:list-item>
        <text:list-item>
          <text:p text:style-name="P7">une extension (si faire un pourcentage est trop dur, faites au hasard entre les 5 types (odt, ods, odp, txt, tex) avec tous les fichiers pour les tex) : </text:p>
          <text:list>
            <text:list-item>
              <text:p text:style-name="P7">10% de fichiers .odt</text:p>
            </text:list-item>
            <text:list-item>
              <text:p text:style-name="P7">12% de fichiers .ods</text:p>
            </text:list-item>
            <text:list-item>
              <text:p text:style-name="P7">4% de fichiers .odp</text:p>
            </text:list-item>
            <text:list-item>
              <text:p text:style-name="P7">24% de fichiers .txt</text:p>
            </text:list-item>
            <text:list-item>
              <text:p text:style-name="P7">et pour le reste des fichiers latex. Pour chaque fichier portant une extension .tex, il y aura donc :</text:p>
              <text:list>
                <text:list-item>
                  <text:p text:style-name="P7">un fichier .tex</text:p>
                </text:list-item>
                <text:list-item>
                  <text:p text:style-name="P7">un fichier .pdf (avec le même nom)</text:p>
                </text:list-item>
                <text:list-item>
                  <text:p text:style-name="P7">un fichier .log (avec le même nom)</text:p>
                </text:list-item>
                <text:list-item>
                  <text:p text:style-name="P7">un fichier .aux (avec le même nom)</text:p>
                </text:list-item>
                <text:list-item>
                  <text:p text:style-name="P2">un fichier .sty (avec le même nom)</text:p>
                </text:list-item>
              </text:list>
            </text:list-item>
          </text:list>
        </text:list-item>
      </text:list>
      <text:p text:style-name="Text_20_body">Cela va créer une arborescence, par défaut dans /tmp/arbo. </text:p>
      <text:p text:style-name="Text_20_body">Vous pouvez appeler ce script mkarbo </text:p>
      <text:p text:style-name="Text_20_body">Il créera une arborescence comme celle-ci : </text:p>
      <text:p text:style-name="Text_20_body"><text:a xlink:type="simple" xlink:href="https://wiki-unix.afmb.univ-mrs.fr/lib/exe/fetch.php?media=utilisation19:projet:arbo.tar.bz2" text:style-name="Internet_20_link" text:visited-style-name="Visited_20_Internet_20_Link">Un fichier contenant une arborescence similaire à celle que vous devez créer </text:a></text:p>
      <text:h text:style-name="Heading_20_1" text:outline-level="1"><text:bookmark text:name="deuxieme_partie"/><text:soft-page-break/>Deuxième Partie</text:h>
      <text:p text:style-name="Text_20_body">Après avoir créé une aussi belle arborescence, on va devoir ranger tout ça. Le deuxième script, “range” va déplacer les différents fichiers contenus dans le répertoire /tmp/ARBO, dans un répertoire /tmp/RANGE : </text:p>
      <text:list xml:id="list64311767" text:style-name="L8">
        <text:list-item>
          <text:p text:style-name="P8">les fichiers .txt dans un sous-répertoire TXT (le chemin complet sera donc /tmp/RANGE/TXT/ ) </text:p>
        </text:list-item>
        <text:list-item>
          <text:p text:style-name="P8">les fichiers .ods, .odt et .odp dans des répertoires qui correspondront à la première lettre de leur nom : </text:p>
          <text:list>
            <text:list-item>
              <text:p text:style-name="P8">Par exemple les fichiers artts5S6.odp et asg7sgd6.odt seront déplacés dans le répertoire /tmp/RANGE/A, </text:p>
            </text:list-item>
            <text:list-item>
              <text:p text:style-name="P8">Les fichiers dsjkz87zd.ods et dhjjs5qs.odt dans le répertoire /tmp/RANGE/D</text:p>
            </text:list-item>
            <text:list-item>
              <text:p text:style-name="P8">etc. </text:p>
            </text:list-item>
          </text:list>
        </text:list-item>
        <text:list-item>
          <text:p text:style-name="P8">Certains fichiers latex seront placés dans le sous répertoire /tmp/RANGE/LATEX/, dans un sous-répertoire portant leur nom (en majuscule). </text:p>
          <text:list>
            <text:list-item>
              <text:p text:style-name="P8">Les fichiers .log, .aux et .sty seront supprimés</text:p>
            </text:list-item>
            <text:list-item>
              <text:p text:style-name="P3">Par exemple les fichiers sdh6d5m.tex et sdh6d5m.pdf seront placés dans le sous-répertoire /tmp/RANGE/LATEX/SDH6D5M/</text:p>
            </text:list-item>
          </text:list>
        </text:list-item>
      </text:list>
      <text:p text:style-name="Horizontal_20_Line"/>
      <text:p text:style-name="Text_20_body">Si vous avez terminé, vous pourrez : </text:p>
      <text:list xml:id="list427894656" text:style-name="L9">
        <text:list-item>
          <text:p text:style-name="P9">faire en sorte que les répertoires vides (/tmp/RANGE/A) par exemple soient effacés. Ou mieux, pas créés. </text:p>
        </text:list-item>
        <text:list-item>
          <text:p text:style-name="P9">Compter les fichiers d'un type donné (les .txt, les .odt, .odp, etc.) au départ et à la fin pour vous assurer de ne pas en avoir perdu.</text:p>
        </text:list-item>
        <text:list-item>
          <text:p text:style-name="P4">tester, si vous créez un fichier avec un caractère spécial (espace, ; ou *), s'il est bien traité par votre script. </text:p>
        </text:list-item>
      </text:list>
      <text:p text:style-name="Horizontal_20_Line"/>
      <text:p text:style-name="Text_20_body">Le retour pour le projet sera : </text:p>
      <text:list xml:id="list2719918875" text:style-name="L10">
        <text:list-item>
          <text:p text:style-name="P10">les scripts commentés </text:p>
        </text:list-item>
        <text:list-item>
          <text:p text:style-name="P10">la vérification que les scripts fonctionnent</text:p>
        </text:list-item>
        <text:list-item>
          <text:p text:style-name="P5">un petit document expliquant les difficultés que vous avez rencontré.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4:40:40.904506616</meta:creation-date>
    <dc:date>2019-11-29T14:43:23.680118793</dc:date>
    <meta:editing-duration>PT2M50S</meta:editing-duration>
    <meta:editing-cycles>1</meta:editing-cycles>
    <meta:document-statistic meta:table-count="0" meta:image-count="0" meta:object-count="0" meta:page-count="2" meta:paragraph-count="48" meta:word-count="559" meta:character-count="3196" meta:non-whitespace-character-count="2694"/>
    <meta:generator>LibreOffice/6.1.5.2$Linux_X86_64 LibreOffice_project/10$Build-2</meta:generator>
  </office:meta>
</office:document-meta>
</file>